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70%" draw:stroke-linejoin="miter" svg:stroke-linecap="butt" draw:fill="solid" draw:fill-color="#00008b" draw:opacity="70%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6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9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54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8b" draw:opacity="7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loext:graphic-properties draw:fill="none"/>
      <style:text-properties fo:font-size="60pt" style:font-size-asian="60pt" style:font-size-complex="60pt"/>
    </style:style>
    <style:style style:name="P8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9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1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2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4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5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5pt" style:font-size-asian="45pt" style:font-name-complex="TimesNewRoman1" style:font-size-complex="45pt"/>
    </style:style>
    <style:style style:name="T4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5" style:family="text">
      <style:text-properties fo:color="#000000" style:font-name="TimesNewRoman1" fo:font-size="44pt" style:font-size-asian="44pt" style:font-name-complex="TimesNewRoman1" style:font-size-complex="44pt"/>
    </style:style>
    <style:style style:name="T6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7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8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9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10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1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2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3" style:family="text">
      <style:text-properties fo:color="#000000" style:font-name="NimbusRoman" fo:font-size="28.1000003814697pt" fo:font-style="italic" style:font-size-asian="28.1000003814697pt" style:font-style-asian="italic" style:font-name-complex="NimbusRoman" style:font-size-complex="28.1000003814697pt" style:font-style-complex="italic"/>
    </style:style>
    <style:style style:name="T14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782cm" svg:y="2.18cm" svg:viewBox="0 0 13695 17603" draw:points="0,17603 13695,17603 13695,0 0,0">
          <text:p/>
        </draw:polygon>
        <draw:polygon draw:style-name="gr2" draw:text-style-name="P2" draw:layer="layout" svg:width="0.46cm" svg:height="2.667cm" svg:x="25.782cm" svg:y="16.315cm" svg:viewBox="0 0 461 2668" draw:points="0,2668 461,2668 461,0 0,0">
          <text:p/>
        </draw:polygon>
        <draw:polygon draw:style-name="gr2" draw:text-style-name="P2" draw:layer="layout" svg:width="3.708cm" svg:height="2.667cm" svg:x="25.782cm" svg:y="12.981cm" svg:viewBox="0 0 3709 2668" draw:points="0,2668 3709,2668 3709,0 0,0">
          <text:p/>
        </draw:polygon>
        <draw:polygon draw:style-name="gr2" draw:text-style-name="P2" draw:layer="layout" svg:width="2.849cm" svg:height="2.667cm" svg:x="25.782cm" svg:y="9.648cm" svg:viewBox="0 0 2850 2668" draw:points="0,2668 2850,2668 2850,0 0,0">
          <text:p/>
        </draw:polygon>
        <draw:polygon draw:style-name="gr2" draw:text-style-name="P2" draw:layer="layout" svg:width="2.652cm" svg:height="2.667cm" svg:x="25.782cm" svg:y="6.314cm" svg:viewBox="0 0 2653 2668" draw:points="0,2668 2653,2668 2653,0 0,0">
          <text:p/>
        </draw:polygon>
        <draw:polygon draw:style-name="gr2" draw:text-style-name="P2" draw:layer="layout" svg:width="8.638cm" svg:height="2.667cm" svg:x="25.782cm" svg:y="2.98cm" svg:viewBox="0 0 8639 2668" draw:points="0,2668 8639,2668 8639,0 0,0">
          <text:p/>
        </draw:polygon>
        <draw:polygon draw:style-name="gr3" draw:text-style-name="P3" draw:layer="layout" svg:width="0cm" svg:height="0.123cm" svg:x="25.782cm" svg:y="19.782cm" svg:viewBox="0 0 0 124" draw:points="0,0 0,124">
          <text:p/>
        </draw:polygon>
        <draw:line draw:style-name="gr4" draw:text-style-name="P4" draw:layer="layout" svg:x1="25.782cm" svg:y1="19.782cm" svg:x2="25.782cm" svg:y2="19.906cm">
          <text:p/>
        </draw:line>
        <draw:polygon draw:style-name="gr3" draw:text-style-name="P3" draw:layer="layout" svg:width="0cm" svg:height="0.123cm" svg:x="29.205cm" svg:y="19.782cm" svg:viewBox="0 0 0 124" draw:points="0,0 0,124">
          <text:p/>
        </draw:polygon>
        <draw:line draw:style-name="gr4" draw:text-style-name="P4" draw:layer="layout" svg:x1="29.205cm" svg:y1="19.782cm" svg:x2="29.205cm" svg:y2="19.906cm">
          <text:p/>
        </draw:line>
        <draw:frame draw:style-name="gr5" draw:text-style-name="P6" draw:layer="layout" svg:width="2.474cm" svg:height="1.563cm" svg:x="24.548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32.629cm" svg:y="19.782cm" svg:viewBox="0 0 0 124" draw:points="0,0 0,124">
          <text:p/>
        </draw:polygon>
        <draw:line draw:style-name="gr4" draw:text-style-name="P4" draw:layer="layout" svg:x1="32.629cm" svg:y1="19.782cm" svg:x2="32.629cm" svg:y2="19.906cm">
          <text:p/>
        </draw:line>
        <draw:frame draw:style-name="gr5" draw:text-style-name="P6" draw:layer="layout" svg:width="2.474cm" svg:height="1.563cm" svg:x="27.971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36.052cm" svg:y="19.782cm" svg:viewBox="0 0 0 124" draw:points="0,0 0,124">
          <text:p/>
        </draw:polygon>
        <draw:line draw:style-name="gr4" draw:text-style-name="P4" draw:layer="layout" svg:x1="36.052cm" svg:y1="19.782cm" svg:x2="36.052cm" svg:y2="19.906cm">
          <text:p/>
        </draw:line>
        <draw:frame draw:style-name="gr5" draw:text-style-name="P6" draw:layer="layout" svg:width="2.474cm" svg:height="1.563cm" svg:x="31.395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39.476cm" svg:y="19.782cm" svg:viewBox="0 0 0 124" draw:points="0,0 0,124">
          <text:p/>
        </draw:polygon>
        <draw:line draw:style-name="gr4" draw:text-style-name="P4" draw:layer="layout" svg:x1="39.476cm" svg:y1="19.782cm" svg:x2="39.476cm" svg:y2="19.906cm">
          <text:p/>
        </draw:line>
        <draw:frame draw:style-name="gr5" draw:text-style-name="P6" draw:layer="layout" svg:width="2.474cm" svg:height="1.563cm" svg:x="34.818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3cm" svg:height="0cm" svg:x="25.658cm" svg:y="17.649cm" svg:viewBox="0 0 124 0" draw:points="124,0 0,0">
          <text:p/>
        </draw:polygon>
        <draw:line draw:style-name="gr4" draw:text-style-name="P4" draw:layer="layout" svg:x1="25.782cm" svg:y1="17.649cm" svg:x2="25.658cm" svg:y2="17.649cm">
          <text:p/>
        </draw:line>
        <draw:frame draw:style-name="gr5" draw:text-style-name="P6" draw:layer="layout" svg:width="2.474cm" svg:height="1.563cm" svg:x="38.241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.123cm" svg:height="0cm" svg:x="25.658cm" svg:y="14.315cm" svg:viewBox="0 0 124 0" draw:points="124,0 0,0">
          <text:p/>
        </draw:polygon>
        <draw:line draw:style-name="gr4" draw:text-style-name="P4" draw:layer="layout" svg:x1="25.782cm" svg:y1="14.315cm" svg:x2="25.658cm" svg:y2="14.315cm">
          <text:p/>
        </draw:line>
        <draw:polygon draw:style-name="gr3" draw:text-style-name="P3" draw:layer="layout" svg:width="0.123cm" svg:height="0cm" svg:x="25.658cm" svg:y="10.981cm" svg:viewBox="0 0 124 0" draw:points="124,0 0,0">
          <text:p/>
        </draw:polygon>
        <draw:line draw:style-name="gr4" draw:text-style-name="P4" draw:layer="layout" svg:x1="25.782cm" svg:y1="10.981cm" svg:x2="25.658cm" svg:y2="10.981cm">
          <text:p/>
        </draw:line>
        <draw:polygon draw:style-name="gr3" draw:text-style-name="P3" draw:layer="layout" svg:width="0.123cm" svg:height="0cm" svg:x="25.658cm" svg:y="7.647cm" svg:viewBox="0 0 124 0" draw:points="124,0 0,0">
          <text:p/>
        </draw:polygon>
        <draw:line draw:style-name="gr4" draw:text-style-name="P4" draw:layer="layout" svg:x1="25.782cm" svg:y1="7.647cm" svg:x2="25.658cm" svg:y2="7.647cm">
          <text:p/>
        </draw:line>
        <draw:polygon draw:style-name="gr3" draw:text-style-name="P3" draw:layer="layout" svg:width="0.123cm" svg:height="0cm" svg:x="25.658cm" svg:y="4.314cm" svg:viewBox="0 0 124 0" draw:points="124,0 0,0">
          <text:p/>
        </draw:polygon>
        <draw:line draw:style-name="gr4" draw:text-style-name="P4" draw:layer="layout" svg:x1="25.782cm" svg:y1="4.314cm" svg:x2="25.658cm" svg:y2="4.314cm">
          <text:p/>
        </draw:line>
        <draw:line draw:style-name="gr6" draw:text-style-name="P4" draw:layer="layout" svg:x1="25.782cm" svg:y1="19.782cm" svg:x2="25.782cm" svg:y2="2.18cm">
          <text:p/>
        </draw:line>
        <draw:line draw:style-name="gr6" draw:text-style-name="P4" draw:layer="layout" svg:x1="39.476cm" svg:y1="19.782cm" svg:x2="39.476cm" svg:y2="2.18cm">
          <text:p/>
        </draw:line>
        <draw:line draw:style-name="gr6" draw:text-style-name="P4" draw:layer="layout" svg:x1="25.782cm" svg:y1="19.782cm" svg:x2="39.476cm" svg:y2="19.782cm">
          <text:p/>
        </draw:line>
        <draw:line draw:style-name="gr6" draw:text-style-name="P4" draw:layer="layout" svg:x1="25.782cm" svg:y1="2.18cm" svg:x2="39.476cm" svg:y2="2.18cm">
          <text:p/>
        </draw:line>
        <draw:polygon draw:style-name="gr1" draw:text-style-name="P1" draw:layer="layout" svg:width="13.694cm" svg:height="17.602cm" svg:x="42.214cm" svg:y="2.18cm" svg:viewBox="0 0 13695 17603" draw:points="0,17603 13695,17603 13695,0 0,0">
          <text:p/>
        </draw:polygon>
        <draw:polygon draw:style-name="gr2" draw:text-style-name="P2" draw:layer="layout" svg:width="0cm" svg:height="2.666cm" svg:x="42.214cm" svg:y="16.315cm" svg:viewBox="0 0 0 2667" draw:points="0,2667 0,0">
          <text:p/>
        </draw:polygon>
        <draw:polygon draw:style-name="gr2" draw:text-style-name="P2" draw:layer="layout" svg:width="0.549cm" svg:height="2.667cm" svg:x="42.214cm" svg:y="12.981cm" svg:viewBox="0 0 550 2668" draw:points="0,2668 550,2668 550,0 0,0">
          <text:p/>
        </draw:polygon>
        <draw:polygon draw:style-name="gr2" draw:text-style-name="P2" draw:layer="layout" svg:width="0.779cm" svg:height="2.667cm" svg:x="42.214cm" svg:y="9.648cm" svg:viewBox="0 0 780 2668" draw:points="0,2668 780,2668 780,0 0,0">
          <text:p/>
        </draw:polygon>
        <draw:polygon draw:style-name="gr2" draw:text-style-name="P2" draw:layer="layout" svg:width="0.624cm" svg:height="2.667cm" svg:x="42.214cm" svg:y="6.314cm" svg:viewBox="0 0 625 2668" draw:points="0,2668 625,2668 625,0 0,0">
          <text:p/>
        </draw:polygon>
        <draw:polygon draw:style-name="gr2" draw:text-style-name="P2" draw:layer="layout" svg:width="11.378cm" svg:height="2.667cm" svg:x="42.214cm" svg:y="2.98cm" svg:viewBox="0 0 11379 2668" draw:points="0,2668 11379,2668 11379,0 0,0">
          <text:p/>
        </draw:polygon>
        <draw:polygon draw:style-name="gr3" draw:text-style-name="P3" draw:layer="layout" svg:width="0cm" svg:height="0.123cm" svg:x="42.214cm" svg:y="19.782cm" svg:viewBox="0 0 0 124" draw:points="0,0 0,124">
          <text:p/>
        </draw:polygon>
        <draw:line draw:style-name="gr4" draw:text-style-name="P4" draw:layer="layout" svg:x1="42.214cm" svg:y1="19.782cm" svg:x2="42.214cm" svg:y2="19.906cm">
          <text:p/>
        </draw:line>
        <draw:frame draw:style-name="gr7" draw:text-style-name="P7" draw:layer="layout" svg:width="6.233cm" svg:height="2.346cm" svg:x="29.514cm" svg:y="-0.158cm">
          <draw:text-box>
            <text:p text:style-name="P5"><text:span text:style-name="T2">F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/text:p>
          </draw:text-box>
        </draw:frame>
        <draw:polygon draw:style-name="gr3" draw:text-style-name="P3" draw:layer="layout" svg:width="0cm" svg:height="0.123cm" svg:x="45.638cm" svg:y="19.782cm" svg:viewBox="0 0 0 124" draw:points="0,0 0,124">
          <text:p/>
        </draw:polygon>
        <draw:line draw:style-name="gr4" draw:text-style-name="P4" draw:layer="layout" svg:x1="45.638cm" svg:y1="19.782cm" svg:x2="45.638cm" svg:y2="19.906cm">
          <text:p/>
        </draw:line>
        <draw:frame draw:style-name="gr5" draw:text-style-name="P6" draw:layer="layout" svg:width="2.474cm" svg:height="1.563cm" svg:x="40.98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49.061cm" svg:y="19.782cm" svg:viewBox="0 0 0 124" draw:points="0,0 0,124">
          <text:p/>
        </draw:polygon>
        <draw:line draw:style-name="gr4" draw:text-style-name="P4" draw:layer="layout" svg:x1="49.061cm" svg:y1="19.782cm" svg:x2="49.061cm" svg:y2="19.906cm">
          <text:p/>
        </draw:line>
        <draw:frame draw:style-name="gr5" draw:text-style-name="P6" draw:layer="layout" svg:width="2.474cm" svg:height="1.563cm" svg:x="44.404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52.485cm" svg:y="19.782cm" svg:viewBox="0 0 0 124" draw:points="0,0 0,124">
          <text:p/>
        </draw:polygon>
        <draw:line draw:style-name="gr4" draw:text-style-name="P4" draw:layer="layout" svg:x1="52.485cm" svg:y1="19.782cm" svg:x2="52.485cm" svg:y2="19.906cm">
          <text:p/>
        </draw:line>
        <draw:frame draw:style-name="gr5" draw:text-style-name="P6" draw:layer="layout" svg:width="2.474cm" svg:height="1.563cm" svg:x="47.827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55.908cm" svg:y="19.782cm" svg:viewBox="0 0 0 124" draw:points="0,0 0,124">
          <text:p/>
        </draw:polygon>
        <draw:line draw:style-name="gr4" draw:text-style-name="P4" draw:layer="layout" svg:x1="55.908cm" svg:y1="19.782cm" svg:x2="55.908cm" svg:y2="19.906cm">
          <text:p/>
        </draw:line>
        <draw:frame draw:style-name="gr5" draw:text-style-name="P6" draw:layer="layout" svg:width="2.474cm" svg:height="1.563cm" svg:x="51.251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2cm" svg:height="0cm" svg:x="42.091cm" svg:y="17.649cm" svg:viewBox="0 0 123 0" draw:points="123,0 0,0">
          <text:p/>
        </draw:polygon>
        <draw:line draw:style-name="gr4" draw:text-style-name="P4" draw:layer="layout" svg:x1="42.214cm" svg:y1="17.649cm" svg:x2="42.091cm" svg:y2="17.649cm">
          <text:p/>
        </draw:line>
        <draw:polygon draw:style-name="gr3" draw:text-style-name="P3" draw:layer="layout" svg:width="0.122cm" svg:height="0cm" svg:x="42.091cm" svg:y="14.315cm" svg:viewBox="0 0 123 0" draw:points="123,0 0,0">
          <text:p/>
        </draw:polygon>
        <draw:line draw:style-name="gr4" draw:text-style-name="P4" draw:layer="layout" svg:x1="42.214cm" svg:y1="14.315cm" svg:x2="42.091cm" svg:y2="14.315cm">
          <text:p/>
        </draw:line>
        <draw:polygon draw:style-name="gr3" draw:text-style-name="P3" draw:layer="layout" svg:width="0.122cm" svg:height="0cm" svg:x="42.091cm" svg:y="10.981cm" svg:viewBox="0 0 123 0" draw:points="123,0 0,0">
          <text:p/>
        </draw:polygon>
        <draw:line draw:style-name="gr4" draw:text-style-name="P4" draw:layer="layout" svg:x1="42.214cm" svg:y1="10.981cm" svg:x2="42.091cm" svg:y2="10.981cm">
          <text:p/>
        </draw:line>
        <draw:polygon draw:style-name="gr3" draw:text-style-name="P3" draw:layer="layout" svg:width="0.122cm" svg:height="0cm" svg:x="42.091cm" svg:y="7.647cm" svg:viewBox="0 0 123 0" draw:points="123,0 0,0">
          <text:p/>
        </draw:polygon>
        <draw:line draw:style-name="gr4" draw:text-style-name="P4" draw:layer="layout" svg:x1="42.214cm" svg:y1="7.647cm" svg:x2="42.091cm" svg:y2="7.647cm">
          <text:p/>
        </draw:line>
        <draw:polygon draw:style-name="gr3" draw:text-style-name="P3" draw:layer="layout" svg:width="0.122cm" svg:height="0cm" svg:x="42.091cm" svg:y="4.314cm" svg:viewBox="0 0 123 0" draw:points="123,0 0,0">
          <text:p/>
        </draw:polygon>
        <draw:line draw:style-name="gr4" draw:text-style-name="P4" draw:layer="layout" svg:x1="42.214cm" svg:y1="4.314cm" svg:x2="42.091cm" svg:y2="4.314cm">
          <text:p/>
        </draw:line>
        <draw:line draw:style-name="gr6" draw:text-style-name="P4" draw:layer="layout" svg:x1="42.214cm" svg:y1="19.782cm" svg:x2="42.214cm" svg:y2="2.18cm">
          <text:p/>
        </draw:line>
        <draw:line draw:style-name="gr6" draw:text-style-name="P4" draw:layer="layout" svg:x1="55.908cm" svg:y1="19.782cm" svg:x2="55.908cm" svg:y2="2.18cm">
          <text:p/>
        </draw:line>
        <draw:line draw:style-name="gr6" draw:text-style-name="P4" draw:layer="layout" svg:x1="42.214cm" svg:y1="19.782cm" svg:x2="55.908cm" svg:y2="19.782cm">
          <text:p/>
        </draw:line>
        <draw:line draw:style-name="gr6" draw:text-style-name="P4" draw:layer="layout" svg:x1="42.214cm" svg:y1="2.18cm" svg:x2="55.908cm" svg:y2="2.18cm">
          <text:p/>
        </draw:line>
        <draw:frame draw:style-name="gr5" draw:text-style-name="P6" draw:layer="layout" svg:width="2.474cm" svg:height="1.563cm" svg:x="54.674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1" draw:text-style-name="P1" draw:layer="layout" svg:width="13.694cm" svg:height="17.602cm" svg:x="58.647cm" svg:y="2.18cm" svg:viewBox="0 0 13695 17603" draw:points="0,17603 13695,17603 13695,0 0,0">
          <text:p/>
        </draw:polygon>
        <draw:polygon draw:style-name="gr2" draw:text-style-name="P2" draw:layer="layout" svg:width="0.159cm" svg:height="2.667cm" svg:x="58.647cm" svg:y="16.315cm" svg:viewBox="0 0 160 2668" draw:points="0,2668 160,2668 160,0 0,0">
          <text:p/>
        </draw:polygon>
        <draw:polygon draw:style-name="gr2" draw:text-style-name="P2" draw:layer="layout" svg:width="10.999cm" svg:height="2.667cm" svg:x="58.647cm" svg:y="12.981cm" svg:viewBox="0 0 11000 2668" draw:points="0,2668 11000,2668 11000,0 0,0">
          <text:p/>
        </draw:polygon>
        <draw:polygon draw:style-name="gr2" draw:text-style-name="P2" draw:layer="layout" svg:width="9.975cm" svg:height="2.667cm" svg:x="58.647cm" svg:y="9.648cm" svg:viewBox="0 0 9976 2668" draw:points="0,2668 9976,2668 9976,0 0,0">
          <text:p/>
        </draw:polygon>
        <draw:polygon draw:style-name="gr2" draw:text-style-name="P2" draw:layer="layout" svg:width="6.982cm" svg:height="2.667cm" svg:x="58.647cm" svg:y="6.314cm" svg:viewBox="0 0 6983 2668" draw:points="0,2668 6983,2668 6983,0 0,0">
          <text:p/>
        </draw:polygon>
        <draw:polygon draw:style-name="gr2" draw:text-style-name="P2" draw:layer="layout" svg:width="12.57cm" svg:height="2.667cm" svg:x="58.647cm" svg:y="2.98cm" svg:viewBox="0 0 12571 2668" draw:points="0,2668 12571,2668 12571,0 0,0">
          <text:p/>
        </draw:polygon>
        <draw:polygon draw:style-name="gr3" draw:text-style-name="P3" draw:layer="layout" svg:width="0cm" svg:height="0.123cm" svg:x="58.647cm" svg:y="19.782cm" svg:viewBox="0 0 0 124" draw:points="0,0 0,124">
          <text:p/>
        </draw:polygon>
        <draw:line draw:style-name="gr4" draw:text-style-name="P4" draw:layer="layout" svg:x1="58.647cm" svg:y1="19.782cm" svg:x2="58.647cm" svg:y2="19.906cm">
          <text:p/>
        </draw:line>
        <draw:frame draw:style-name="gr7" draw:text-style-name="P7" draw:layer="layout" svg:width="8.587cm" svg:height="2.346cm" svg:x="44.77cm" svg:y="-0.162cm">
          <draw:text-box>
            <text:p text:style-name="P5"><text:span text:style-name="T2">L</text:span><text:span text:style-name="T2">i</text:span><text:span text:style-name="T2">n</text:span><text:span text:style-name="T2">g</text:span><text:span text:style-name="T2">u</text:span><text:span text:style-name="T2">i</text:span><text:span text:style-name="T2">s</text:span><text:span text:style-name="T2">t</text:span><text:span text:style-name="T2">i</text:span><text:span text:style-name="T2">c</text:span></text:p>
          </draw:text-box>
        </draw:frame>
        <draw:polygon draw:style-name="gr3" draw:text-style-name="P3" draw:layer="layout" svg:width="0cm" svg:height="0.123cm" svg:x="62.071cm" svg:y="19.782cm" svg:viewBox="0 0 0 124" draw:points="0,0 0,124">
          <text:p/>
        </draw:polygon>
        <draw:line draw:style-name="gr4" draw:text-style-name="P4" draw:layer="layout" svg:x1="62.071cm" svg:y1="19.782cm" svg:x2="62.071cm" svg:y2="19.906cm">
          <text:p/>
        </draw:line>
        <draw:frame draw:style-name="gr5" draw:text-style-name="P6" draw:layer="layout" svg:width="2.474cm" svg:height="1.563cm" svg:x="57.413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65.494cm" svg:y="19.782cm" svg:viewBox="0 0 0 124" draw:points="0,0 0,124">
          <text:p/>
        </draw:polygon>
        <draw:line draw:style-name="gr4" draw:text-style-name="P4" draw:layer="layout" svg:x1="65.494cm" svg:y1="19.782cm" svg:x2="65.494cm" svg:y2="19.906cm">
          <text:p/>
        </draw:line>
        <draw:frame draw:style-name="gr5" draw:text-style-name="P6" draw:layer="layout" svg:width="2.474cm" svg:height="1.563cm" svg:x="60.836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68.918cm" svg:y="19.782cm" svg:viewBox="0 0 0 124" draw:points="0,0 0,124">
          <text:p/>
        </draw:polygon>
        <draw:line draw:style-name="gr4" draw:text-style-name="P4" draw:layer="layout" svg:x1="68.918cm" svg:y1="19.782cm" svg:x2="68.918cm" svg:y2="19.906cm">
          <text:p/>
        </draw:line>
        <draw:frame draw:style-name="gr5" draw:text-style-name="P6" draw:layer="layout" svg:width="2.474cm" svg:height="1.563cm" svg:x="64.26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72.341cm" svg:y="19.782cm" svg:viewBox="0 0 0 124" draw:points="0,0 0,124">
          <text:p/>
        </draw:polygon>
        <draw:line draw:style-name="gr4" draw:text-style-name="P4" draw:layer="layout" svg:x1="72.341cm" svg:y1="19.782cm" svg:x2="72.341cm" svg:y2="19.906cm">
          <text:p/>
        </draw:line>
        <draw:frame draw:style-name="gr5" draw:text-style-name="P6" draw:layer="layout" svg:width="2.474cm" svg:height="1.563cm" svg:x="67.683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2cm" svg:height="0cm" svg:x="58.524cm" svg:y="17.649cm" svg:viewBox="0 0 123 0" draw:points="123,0 0,0">
          <text:p/>
        </draw:polygon>
        <draw:line draw:style-name="gr4" draw:text-style-name="P4" draw:layer="layout" svg:x1="58.647cm" svg:y1="17.649cm" svg:x2="58.524cm" svg:y2="17.649cm">
          <text:p/>
        </draw:line>
        <draw:polygon draw:style-name="gr3" draw:text-style-name="P3" draw:layer="layout" svg:width="0.122cm" svg:height="0cm" svg:x="58.524cm" svg:y="14.315cm" svg:viewBox="0 0 123 0" draw:points="123,0 0,0">
          <text:p/>
        </draw:polygon>
        <draw:line draw:style-name="gr4" draw:text-style-name="P4" draw:layer="layout" svg:x1="58.647cm" svg:y1="14.315cm" svg:x2="58.524cm" svg:y2="14.315cm">
          <text:p/>
        </draw:line>
        <draw:polygon draw:style-name="gr3" draw:text-style-name="P3" draw:layer="layout" svg:width="0.122cm" svg:height="0cm" svg:x="58.524cm" svg:y="10.981cm" svg:viewBox="0 0 123 0" draw:points="123,0 0,0">
          <text:p/>
        </draw:polygon>
        <draw:line draw:style-name="gr4" draw:text-style-name="P4" draw:layer="layout" svg:x1="58.647cm" svg:y1="10.981cm" svg:x2="58.524cm" svg:y2="10.981cm">
          <text:p/>
        </draw:line>
        <draw:polygon draw:style-name="gr3" draw:text-style-name="P3" draw:layer="layout" svg:width="0.122cm" svg:height="0cm" svg:x="58.524cm" svg:y="7.647cm" svg:viewBox="0 0 123 0" draw:points="123,0 0,0">
          <text:p/>
        </draw:polygon>
        <draw:line draw:style-name="gr4" draw:text-style-name="P4" draw:layer="layout" svg:x1="58.647cm" svg:y1="7.647cm" svg:x2="58.524cm" svg:y2="7.647cm">
          <text:p/>
        </draw:line>
        <draw:polygon draw:style-name="gr3" draw:text-style-name="P3" draw:layer="layout" svg:width="0.122cm" svg:height="0cm" svg:x="58.524cm" svg:y="4.314cm" svg:viewBox="0 0 123 0" draw:points="123,0 0,0">
          <text:p/>
        </draw:polygon>
        <draw:line draw:style-name="gr4" draw:text-style-name="P4" draw:layer="layout" svg:x1="58.647cm" svg:y1="4.314cm" svg:x2="58.524cm" svg:y2="4.314cm">
          <text:p/>
        </draw:line>
        <draw:line draw:style-name="gr6" draw:text-style-name="P4" draw:layer="layout" svg:x1="58.647cm" svg:y1="19.782cm" svg:x2="58.647cm" svg:y2="2.18cm">
          <text:p/>
        </draw:line>
        <draw:line draw:style-name="gr6" draw:text-style-name="P4" draw:layer="layout" svg:x1="72.341cm" svg:y1="19.782cm" svg:x2="72.341cm" svg:y2="2.18cm">
          <text:p/>
        </draw:line>
        <draw:line draw:style-name="gr6" draw:text-style-name="P4" draw:layer="layout" svg:x1="58.647cm" svg:y1="19.782cm" svg:x2="72.341cm" svg:y2="19.782cm">
          <text:p/>
        </draw:line>
        <draw:line draw:style-name="gr6" draw:text-style-name="P4" draw:layer="layout" svg:x1="58.647cm" svg:y1="2.18cm" svg:x2="72.341cm" svg:y2="2.18cm">
          <text:p/>
        </draw:line>
        <draw:frame draw:style-name="gr5" draw:text-style-name="P6" draw:layer="layout" svg:width="2.474cm" svg:height="1.563cm" svg:x="71.107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1" draw:text-style-name="P1" draw:layer="layout" svg:width="13.694cm" svg:height="17.602cm" svg:x="75.08cm" svg:y="2.18cm" svg:viewBox="0 0 13695 17603" draw:points="0,17603 13695,17603 13695,0 0,0">
          <text:p/>
        </draw:polygon>
        <draw:polygon draw:style-name="gr2" draw:text-style-name="P2" draw:layer="layout" svg:width="0.189cm" svg:height="2.667cm" svg:x="75.08cm" svg:y="16.315cm" svg:viewBox="0 0 190 2668" draw:points="0,2668 190,2668 190,0 0,0">
          <text:p/>
        </draw:polygon>
        <draw:polygon draw:style-name="gr2" draw:text-style-name="P2" draw:layer="layout" svg:width="4.241cm" svg:height="2.667cm" svg:x="75.08cm" svg:y="12.981cm" svg:viewBox="0 0 4242 2668" draw:points="0,2668 4242,2668 4242,0 0,0">
          <text:p/>
        </draw:polygon>
        <draw:polygon draw:style-name="gr2" draw:text-style-name="P2" draw:layer="layout" svg:width="4.942cm" svg:height="2.667cm" svg:x="75.08cm" svg:y="9.648cm" svg:viewBox="0 0 4943 2668" draw:points="0,2668 4943,2668 4943,0 0,0">
          <text:p/>
        </draw:polygon>
        <draw:polygon draw:style-name="gr2" draw:text-style-name="P2" draw:layer="layout" svg:width="4.103cm" svg:height="2.667cm" svg:x="75.08cm" svg:y="6.314cm" svg:viewBox="0 0 4104 2668" draw:points="0,2668 4104,2668 4104,0 0,0">
          <text:p/>
        </draw:polygon>
        <draw:polygon draw:style-name="gr2" draw:text-style-name="P2" draw:layer="layout" svg:width="10.664cm" svg:height="2.667cm" svg:x="75.08cm" svg:y="2.98cm" svg:viewBox="0 0 10665 2668" draw:points="0,2668 10665,2668 10665,0 0,0">
          <text:p/>
        </draw:polygon>
        <draw:polygon draw:style-name="gr3" draw:text-style-name="P3" draw:layer="layout" svg:width="0cm" svg:height="0.123cm" svg:x="75.08cm" svg:y="19.782cm" svg:viewBox="0 0 0 124" draw:points="0,0 0,124">
          <text:p/>
        </draw:polygon>
        <draw:line draw:style-name="gr4" draw:text-style-name="P4" draw:layer="layout" svg:x1="75.08cm" svg:y1="19.782cm" svg:x2="75.08cm" svg:y2="19.906cm">
          <text:p/>
        </draw:line>
        <draw:frame draw:style-name="gr7" draw:text-style-name="P7" draw:layer="layout" svg:width="3.765cm" svg:height="2.346cm" svg:x="63.613cm" svg:y="-0.158cm">
          <draw:text-box>
            <text:p text:style-name="P5"><text:span text:style-name="T2">B</text:span><text:span text:style-name="T2">i</text:span><text:span text:style-name="T2">a</text:span><text:span text:style-name="T2">s</text:span></text:p>
          </draw:text-box>
        </draw:frame>
        <draw:polygon draw:style-name="gr3" draw:text-style-name="P3" draw:layer="layout" svg:width="0cm" svg:height="0.123cm" svg:x="78.503cm" svg:y="19.782cm" svg:viewBox="0 0 0 124" draw:points="0,0 0,124">
          <text:p/>
        </draw:polygon>
        <draw:line draw:style-name="gr4" draw:text-style-name="P4" draw:layer="layout" svg:x1="78.503cm" svg:y1="19.782cm" svg:x2="78.503cm" svg:y2="19.906cm">
          <text:p/>
        </draw:line>
        <draw:frame draw:style-name="gr5" draw:text-style-name="P6" draw:layer="layout" svg:width="2.474cm" svg:height="1.563cm" svg:x="73.846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81.927cm" svg:y="19.782cm" svg:viewBox="0 0 0 124" draw:points="0,0 0,124">
          <text:p/>
        </draw:polygon>
        <draw:line draw:style-name="gr4" draw:text-style-name="P4" draw:layer="layout" svg:x1="81.927cm" svg:y1="19.782cm" svg:x2="81.927cm" svg:y2="19.906cm">
          <text:p/>
        </draw:line>
        <draw:frame draw:style-name="gr5" draw:text-style-name="P6" draw:layer="layout" svg:width="2.474cm" svg:height="1.563cm" svg:x="77.269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85.35cm" svg:y="19.782cm" svg:viewBox="0 0 0 124" draw:points="0,0 0,124">
          <text:p/>
        </draw:polygon>
        <draw:line draw:style-name="gr4" draw:text-style-name="P4" draw:layer="layout" svg:x1="85.35cm" svg:y1="19.782cm" svg:x2="85.35cm" svg:y2="19.906cm">
          <text:p/>
        </draw:line>
        <draw:frame draw:style-name="gr5" draw:text-style-name="P6" draw:layer="layout" svg:width="2.474cm" svg:height="1.563cm" svg:x="80.693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88.774cm" svg:y="19.782cm" svg:viewBox="0 0 0 124" draw:points="0,0 0,124">
          <text:p/>
        </draw:polygon>
        <draw:line draw:style-name="gr4" draw:text-style-name="P4" draw:layer="layout" svg:x1="88.774cm" svg:y1="19.782cm" svg:x2="88.774cm" svg:y2="19.906cm">
          <text:p/>
        </draw:line>
        <draw:frame draw:style-name="gr5" draw:text-style-name="P6" draw:layer="layout" svg:width="2.474cm" svg:height="1.563cm" svg:x="84.116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3cm" svg:height="0cm" svg:x="74.956cm" svg:y="17.649cm" svg:viewBox="0 0 124 0" draw:points="124,0 0,0">
          <text:p/>
        </draw:polygon>
        <draw:line draw:style-name="gr4" draw:text-style-name="P4" draw:layer="layout" svg:x1="75.08cm" svg:y1="17.649cm" svg:x2="74.956cm" svg:y2="17.649cm">
          <text:p/>
        </draw:line>
        <draw:polygon draw:style-name="gr3" draw:text-style-name="P3" draw:layer="layout" svg:width="0.123cm" svg:height="0cm" svg:x="74.956cm" svg:y="14.315cm" svg:viewBox="0 0 124 0" draw:points="124,0 0,0">
          <text:p/>
        </draw:polygon>
        <draw:line draw:style-name="gr4" draw:text-style-name="P4" draw:layer="layout" svg:x1="75.08cm" svg:y1="14.315cm" svg:x2="74.956cm" svg:y2="14.315cm">
          <text:p/>
        </draw:line>
        <draw:polygon draw:style-name="gr3" draw:text-style-name="P3" draw:layer="layout" svg:width="0.123cm" svg:height="0cm" svg:x="74.956cm" svg:y="10.981cm" svg:viewBox="0 0 124 0" draw:points="124,0 0,0">
          <text:p/>
        </draw:polygon>
        <draw:line draw:style-name="gr4" draw:text-style-name="P4" draw:layer="layout" svg:x1="75.08cm" svg:y1="10.981cm" svg:x2="74.956cm" svg:y2="10.981cm">
          <text:p/>
        </draw:line>
        <draw:polygon draw:style-name="gr3" draw:text-style-name="P3" draw:layer="layout" svg:width="0.123cm" svg:height="0cm" svg:x="74.956cm" svg:y="7.647cm" svg:viewBox="0 0 124 0" draw:points="124,0 0,0">
          <text:p/>
        </draw:polygon>
        <draw:line draw:style-name="gr4" draw:text-style-name="P4" draw:layer="layout" svg:x1="75.08cm" svg:y1="7.647cm" svg:x2="74.956cm" svg:y2="7.647cm">
          <text:p/>
        </draw:line>
        <draw:polygon draw:style-name="gr3" draw:text-style-name="P3" draw:layer="layout" svg:width="0.123cm" svg:height="0cm" svg:x="74.956cm" svg:y="4.314cm" svg:viewBox="0 0 124 0" draw:points="124,0 0,0">
          <text:p/>
        </draw:polygon>
        <draw:line draw:style-name="gr4" draw:text-style-name="P4" draw:layer="layout" svg:x1="75.08cm" svg:y1="4.314cm" svg:x2="74.956cm" svg:y2="4.314cm">
          <text:p/>
        </draw:line>
        <draw:line draw:style-name="gr6" draw:text-style-name="P4" draw:layer="layout" svg:x1="75.08cm" svg:y1="19.782cm" svg:x2="75.08cm" svg:y2="2.18cm">
          <text:p/>
        </draw:line>
        <draw:line draw:style-name="gr6" draw:text-style-name="P4" draw:layer="layout" svg:x1="88.774cm" svg:y1="19.782cm" svg:x2="88.774cm" svg:y2="2.18cm">
          <text:p/>
        </draw:line>
        <draw:line draw:style-name="gr6" draw:text-style-name="P4" draw:layer="layout" svg:x1="75.08cm" svg:y1="19.782cm" svg:x2="88.774cm" svg:y2="19.782cm">
          <text:p/>
        </draw:line>
        <draw:line draw:style-name="gr6" draw:text-style-name="P4" draw:layer="layout" svg:x1="75.08cm" svg:y1="2.18cm" svg:x2="88.774cm" svg:y2="2.18cm">
          <text:p/>
        </draw:line>
        <draw:frame draw:style-name="gr5" draw:text-style-name="P6" draw:layer="layout" svg:width="2.474cm" svg:height="1.563cm" svg:x="87.54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frame draw:style-name="gr7" draw:text-style-name="P7" draw:layer="layout" svg:width="12.469cm" svg:height="2.346cm" svg:x="75.696cm" svg:y="-0.158cm">
          <draw:text-box>
            <text:p text:style-name="P5"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</text:span><text:span text:style-name="T2">e</text:span><text:span text:style-name="T2">n</text:span><text:span text:style-name="T2">s</text:span><text:span text:style-name="T2">e</text:span></text:p>
          </draw:text-box>
        </draw:frame>
        <draw:polygon draw:style-name="gr3" draw:text-style-name="P3" draw:layer="layout" svg:width="0cm" svg:height="0.123cm" svg:x="25.804cm" svg:y="19.813cm" svg:viewBox="0 0 0 124" draw:points="0,0 0,124">
          <text:p/>
        </draw:polygon>
        <draw:polygon draw:style-name="gr3" draw:text-style-name="P3" draw:layer="layout" svg:width="0cm" svg:height="0.123cm" svg:x="29.227cm" svg:y="19.813cm" svg:viewBox="0 0 0 124" draw:points="0,0 0,124">
          <text:p/>
        </draw:polygon>
        <draw:polygon draw:style-name="gr3" draw:text-style-name="P3" draw:layer="layout" svg:width="0.123cm" svg:height="0cm" svg:x="25.68cm" svg:y="17.68cm" svg:viewBox="0 0 124 0" draw:points="124,0 0,0">
          <text:p/>
        </draw:polygon>
        <draw:line draw:style-name="gr4" draw:text-style-name="P4" draw:layer="layout" svg:x1="25.804cm" svg:y1="17.68cm" svg:x2="25.68cm" svg:y2="17.68cm">
          <text:p/>
        </draw:line>
        <draw:polygon draw:style-name="gr3" draw:text-style-name="P3" draw:layer="layout" svg:width="0.123cm" svg:height="0cm" svg:x="25.68cm" svg:y="14.346cm" svg:viewBox="0 0 124 0" draw:points="124,0 0,0">
          <text:p/>
        </draw:polygon>
        <draw:line draw:style-name="gr4" draw:text-style-name="P4" draw:layer="layout" svg:x1="25.804cm" svg:y1="14.346cm" svg:x2="25.68cm" svg:y2="14.346cm">
          <text:p/>
        </draw:line>
        <draw:frame draw:style-name="gr8" draw:text-style-name="P8" draw:layer="layout" svg:width="7.008cm" svg:height="1.758cm" svg:x="15.936cm" svg:y="16.817cm">
          <draw:text-box>
            <text:p text:style-name="P5"><text:span text:style-name="T3">(</text:span><text:span text:style-name="T3">e</text:span><text:span text:style-name="T3">)</text:span><text:span text:style-name="T3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/text:p>
          </draw:text-box>
        </draw:frame>
        <draw:polygon draw:style-name="gr3" draw:text-style-name="P3" draw:layer="layout" svg:width="0.123cm" svg:height="0cm" svg:x="25.68cm" svg:y="11.012cm" svg:viewBox="0 0 124 0" draw:points="124,0 0,0">
          <text:p/>
        </draw:polygon>
        <draw:line draw:style-name="gr4" draw:text-style-name="P4" draw:layer="layout" svg:x1="25.804cm" svg:y1="11.012cm" svg:x2="25.68cm" svg:y2="11.012cm">
          <text:p/>
        </draw:line>
        <draw:frame draw:style-name="gr9" draw:text-style-name="P8" draw:layer="layout" svg:width="9.675cm" svg:height="1.758cm" svg:x="13.285cm" svg:y="13.483cm">
          <draw:text-box>
            <text:p text:style-name="P5"><text:span text:style-name="T3">(</text:span><text:span text:style-name="T3">d</text:span><text:span text:style-name="T3">)</text:span><text:span text:style-name="T3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polygon draw:style-name="gr3" draw:text-style-name="P3" draw:layer="layout" svg:width="0.123cm" svg:height="0cm" svg:x="25.68cm" svg:y="7.679cm" svg:viewBox="0 0 124 0" draw:points="124,0 0,0">
          <text:p/>
        </draw:polygon>
        <draw:line draw:style-name="gr4" draw:text-style-name="P4" draw:layer="layout" svg:x1="25.804cm" svg:y1="7.679cm" svg:x2="25.68cm" svg:y2="7.679cm">
          <text:p/>
        </draw:line>
        <draw:frame draw:style-name="gr10" draw:text-style-name="P9" draw:layer="layout" svg:width="18.805cm" svg:height="1.72cm" svg:x="6.364cm" svg:y="10.25cm">
          <draw:text-box>
            <text:p text:style-name="P5"><text:span text:style-name="T5">(</text:span><text:span text:style-name="T5">c</text:span><text:span text:style-name="T5">)</text:span><text:span text:style-name="T5"> 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R</text:span><text:span text:style-name="T6">e</text:span><text:span text:style-name="T6">g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5">(</text:span><text:span text:style-name="T7">s</text:span><text:span text:style-name="T5">)</text:span><text:span text:style-name="T5">,</text:span><text:span text:style-name="T5"> </text:span><text:span text:style-name="T6">n</text:span><text:span text:style-name="T6"> </text:span><text:span text:style-name="T5">=</text:span><text:span text:style-name="T5"> </text:span><text:span text:style-name="T5">8</text:span></text:p>
          </draw:text-box>
        </draw:frame>
        <draw:polygon draw:style-name="gr3" draw:text-style-name="P3" draw:layer="layout" svg:width="0.123cm" svg:height="0cm" svg:x="25.68cm" svg:y="4.345cm" svg:viewBox="0 0 124 0" draw:points="124,0 0,0">
          <text:p/>
        </draw:polygon>
        <draw:line draw:style-name="gr4" draw:text-style-name="P4" draw:layer="layout" svg:x1="25.804cm" svg:y1="4.345cm" svg:x2="25.68cm" svg:y2="4.345cm">
          <text:p/>
        </draw:line>
        <draw:frame draw:style-name="gr11" draw:text-style-name="P10" draw:layer="layout" svg:width="5.295cm" svg:height="1.652cm" svg:x="17.896cm" svg:y="3.787cm">
          <draw:text-box>
            <text:p text:style-name="P5"><text:span text:style-name="T8">(</text:span><text:span text:style-name="T8">a</text:span><text:span text:style-name="T8">)</text:span><text:span text:style-name="T9"> </text:span><text:span text:style-name="T9">L</text:span><text:span text:style-name="T9">R</text:span><text:span text:style-name="T9">E</text:span></text:p>
          </draw:text-box>
        </draw:frame>
        <draw:frame draw:style-name="gr12" draw:text-style-name="P11" draw:layer="layout" svg:width="1.65cm" svg:height="1.65cm" svg:x="23.407cm" svg:y="3.771cm">
          <draw:text-box>
            <text:p text:style-name="P5"><text:span text:style-name="T10">(</text:span></text:p>
          </draw:text-box>
        </draw:frame>
        <draw:frame draw:style-name="gr13" draw:text-style-name="P12" draw:layer="layout" svg:width="1.65cm" svg:height="1.694cm" svg:x="24.088cm" svg:y="3.787cm">
          <draw:text-box>
            <text:p text:style-name="P5"><text:span text:style-name="T11">s</text:span></text:p>
          </draw:text-box>
        </draw:frame>
        <draw:frame draw:style-name="gr12" draw:text-style-name="P11" draw:layer="layout" svg:width="1.65cm" svg:height="1.65cm" svg:x="24.843cm" svg:y="3.771cm">
          <draw:text-box>
            <text:p text:style-name="P5"><text:span text:style-name="T10">)</text:span></text:p>
          </draw:text-box>
        </draw:frame>
        <draw:frame draw:style-name="gr14" draw:text-style-name="P10" draw:layer="layout" svg:width="5.549cm" svg:height="1.652cm" svg:x="17.388cm" svg:y="7.1cm">
          <draw:text-box>
            <text:p text:style-name="P5"><text:span text:style-name="T8">(b) </text:span><text:span text:style-name="T9">LRE</text:span></text:p>
          </draw:text-box>
        </draw:frame>
        <draw:frame draw:style-name="gr12" draw:text-style-name="P11" draw:layer="layout" svg:width="1.65cm" svg:height="1.65cm" svg:x="23.056cm" svg:y="7.084cm">
          <draw:text-box>
            <text:p text:style-name="P5"><text:span text:style-name="T10">(</text:span></text:p>
          </draw:text-box>
        </draw:frame>
        <draw:frame draw:style-name="gr15" draw:text-style-name="P13" draw:layer="layout" svg:width="1.65cm" svg:height="1.652cm" svg:x="23.716cm" svg:y="7.1cm">
          <draw:text-box>
            <text:p text:style-name="P5"><text:span text:style-name="T12">e</text:span></text:p>
          </draw:text-box>
        </draw:frame>
        <draw:frame draw:style-name="gr16" draw:text-style-name="P14" draw:layer="layout" svg:width="0.99cm" svg:height="0.992cm" svg:x="24.513cm" svg:y="7.918cm">
          <draw:text-box>
            <text:p text:style-name="P5"><text:span text:style-name="T13">s</text:span></text:p>
          </draw:text-box>
        </draw:frame>
        <draw:frame draw:style-name="gr12" draw:text-style-name="P11" draw:layer="layout" svg:width="1.65cm" svg:height="1.65cm" svg:x="24.889cm" svg:y="7.084cm">
          <draw:text-box>
            <text:p text:style-name="P5"><text:span text:style-name="T10">)</text:span></text:p>
          </draw:text-box>
        </draw:frame>
        <draw:frame draw:style-name="gr12" draw:text-style-name="P11" draw:layer="layout" svg:width="1.65cm" svg:height="1.65cm" svg:x="23.232cm" svg:y="13.771cm">
          <draw:text-box>
            <text:p text:style-name="P5"><text:span text:style-name="T10">(</text:span></text:p>
          </draw:text-box>
        </draw:frame>
        <draw:frame draw:style-name="gr15" draw:text-style-name="P15" draw:layer="layout" svg:width="1.65cm" svg:height="1.652cm" svg:x="23.913cm" svg:y="13.687cm">
          <draw:text-box>
            <text:p text:style-name="P5"><text:span text:style-name="T14">s</text:span></text:p>
          </draw:text-box>
        </draw:frame>
        <draw:frame draw:style-name="gr12" draw:text-style-name="P16" draw:layer="layout" svg:width="1.65cm" svg:height="1.65cm" svg:x="24.768cm" svg:y="13.771cm">
          <draw:text-box>
            <text:p text:style-name="P5"><text:span text:style-name="T10">)</text:span></text:p>
          </draw:text-box>
        </draw:frame>
        <draw:frame draw:style-name="gr12" draw:text-style-name="P11" draw:layer="layout" svg:width="1.65cm" svg:height="1.65cm" svg:x="23.132cm" svg:y="17.071cm">
          <draw:text-box>
            <text:p text:style-name="P5"><text:span text:style-name="T10">(</text:span></text:p>
          </draw:text-box>
        </draw:frame>
        <draw:frame draw:style-name="gr15" draw:text-style-name="P15" draw:layer="layout" svg:width="1.65cm" svg:height="1.652cm" svg:x="23.813cm" svg:y="17.087cm">
          <draw:text-box>
            <text:p text:style-name="P5"><text:span text:style-name="T14">s</text:span></text:p>
          </draw:text-box>
        </draw:frame>
        <draw:frame draw:style-name="gr12" draw:text-style-name="P16" draw:layer="layout" svg:width="1.65cm" svg:height="1.65cm" svg:x="24.669cm" svg:y="16.989cm">
          <draw:text-box>
            <text:p text:style-name="P5"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9T11:09:39.225353399</dc:date>
    <meta:editing-duration>PT57S</meta:editing-duration>
    <meta:editing-cycles>1</meta:editing-cycles>
    <meta:document-statistic meta:object-count="174"/>
    <meta:generator>LibreOffice/6.4.7.2$Linux_X86_64 LibreOffice_project/40$Build-2</meta:generator>
  </office:meta>
</office:document-meta>
</file>